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3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3" table:number-rows-repeated="1048016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</table:table>
      <table:named-expressions/>
      <table:database-ranges>
        <table:database-range table:name="__Anonymous_Sheet_DB__0" table:target-range-address="Schreibhand.A1:Schreibhand.C5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.00.0000</text:date>, <text:time style:data-style-name="N2" text:time-value="21:10:07.7239567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5d19a1bfa650b796764388cd8b33a5af1f5baa1b</meta:generator>
    <meta:creation-date>2006-09-16T14:57:30</meta:creation-date>
    <dc:date>2018-10-09T21:10:53.297324725</dc:date>
    <meta:editing-cycles>311</meta:editing-cycles>
    <meta:editing-duration>PT15H20M17S</meta:editing-duration>
    <meta:document-statistic meta:table-count="2" meta:cell-count="1309" meta:object-count="0"/>
    <meta:user-defined meta:name="Info 1"/>
    <meta:user-defined meta:name="Info 2"/>
    <meta:user-defined meta:name="Info 3"/>
    <meta:user-defined meta:name="Info 4"/>
  </office:meta>
</office:document-meta>
</file>